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8000003B839B45D837860DD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b2b2b2" draw:marker-start-width="0.359cm" draw:marker-end-width="0.359cm" draw:fill="none" draw:textarea-vertical-align="middle" draw:auto-grow-height="false" fo:min-height="9.638cm" fo:min-width="0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b2b2b2" draw:marker-start-width="0.359cm" draw:marker-end-width="0.359cm" draw:fill="none" draw:textarea-vertical-align="middle" draw:auto-grow-height="false" fo:min-height="10.186cm" fo:min-width="0.563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svg:stroke-width="0.106cm" svg:stroke-color="#b2b2b2" draw:marker-start-width="0.359cm" draw:marker-end-width="0.359cm" draw:fill="none" draw:textarea-vertical-align="middle" draw:auto-grow-height="false" fo:min-height="17.326cm" fo:min-width="0.05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0.81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92cm" svg:height="10.854cm" svg:x="4.779cm" svg:y="0.315cm">
          <draw:image xlink:href="Pictures/10000000000005B8000003B839B45D837860DD4D.png" xlink:type="simple" xlink:show="embed" xlink:actuate="onLoad">
            <text:p/>
          </draw:image>
        </draw:frame>
        <draw:custom-shape draw:style-name="gr2" draw:text-style-name="P2" draw:layer="layout" svg:width="1.014cm" svg:height="10.542cm" svg:x="2.172cm" svg:y="0.403cm">
          <text:p/>
          <draw:enhanced-geometry svg:viewBox="0 0 21600 21600" draw:glue-points="21600 0 0 10800 21600 21600" draw:text-areas="13800 ?f9 21600 ?f10" draw:type="left-brace" draw:modifiers="1800 10969.248239836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" draw:layer="layout" svg:width="1.169cm" svg:height="10.542cm" svg:x="22.798cm" svg:y="0.404cm">
          <text:p/>
          <draw:enhanced-geometry svg:viewBox="0 0 21600 21600" draw:glue-points="21600 0 0 10800 21600 21600" draw:text-areas="13800 ?f9 21600 ?f10" draw:mirror-horizontal="true" draw:type="left-brace" draw:modifiers="1800 10969.248239836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286cm" svg:height="1.016cm" svg:x="-0.068cm" svg:y="5.272cm">
          <draw:text-box>
            <text:p>inputs</text:p>
          </draw:text-box>
        </draw:frame>
        <draw:frame draw:style-name="gr4" draw:text-style-name="P3" draw:layer="layout" svg:width="2.657cm" svg:height="1.016cm" svg:x="24.232cm" svg:y="5.272cm">
          <draw:text-box>
            <text:p>outputs</text:p>
          </draw:text-box>
        </draw:frame>
        <draw:frame draw:style-name="gr5" draw:text-style-name="P3" draw:layer="layout" svg:width="1.397cm" svg:height="1.062cm" svg:x="3.715cm" svg:y="0.119cm">
          <draw:text-box>
            <text:p>x<text:span text:style-name="T1">1</text:span></text:p>
          </draw:text-box>
        </draw:frame>
        <draw:frame draw:style-name="gr5" draw:text-style-name="P3" draw:layer="layout" svg:width="1.397cm" svg:height="1.062cm" svg:x="3.716cm" svg:y="1.569cm">
          <draw:text-box>
            <text:p>x<text:span text:style-name="T1">2</text:span></text:p>
          </draw:text-box>
        </draw:frame>
        <draw:frame draw:style-name="gr5" draw:text-style-name="P3" draw:layer="layout" svg:width="1.397cm" svg:height="1.062cm" svg:x="3.717cm" svg:y="3.019cm">
          <draw:text-box>
            <text:p>x<text:span text:style-name="T1">3</text:span></text:p>
          </draw:text-box>
        </draw:frame>
        <draw:frame draw:style-name="gr5" draw:text-style-name="P3" draw:layer="layout" svg:width="1.397cm" svg:height="1.062cm" svg:x="3.718cm" svg:y="4.444cm">
          <draw:text-box>
            <text:p>x<text:span text:style-name="T1">4</text:span></text:p>
          </draw:text-box>
        </draw:frame>
        <draw:frame draw:style-name="gr5" draw:text-style-name="P3" draw:layer="layout" svg:width="1.397cm" svg:height="1.062cm" svg:x="3.719cm" svg:y="5.919cm">
          <draw:text-box>
            <text:p>x<text:span text:style-name="T1">5</text:span></text:p>
          </draw:text-box>
        </draw:frame>
        <draw:frame draw:style-name="gr5" draw:text-style-name="P3" draw:layer="layout" svg:width="1.397cm" svg:height="1.062cm" svg:x="3.72cm" svg:y="7.369cm">
          <draw:text-box>
            <text:p>x<text:span text:style-name="T1">6</text:span></text:p>
          </draw:text-box>
        </draw:frame>
        <draw:frame draw:style-name="gr5" draw:text-style-name="P3" draw:layer="layout" svg:width="1.397cm" svg:height="1.062cm" svg:x="3.721cm" svg:y="8.819cm">
          <draw:text-box>
            <text:p>x<text:span text:style-name="T1">7</text:span></text:p>
          </draw:text-box>
        </draw:frame>
        <draw:frame draw:style-name="gr5" draw:text-style-name="P3" draw:layer="layout" svg:width="1.397cm" svg:height="1.062cm" svg:x="3.722cm" svg:y="10.269cm">
          <draw:text-box>
            <text:p>x<text:span text:style-name="T1">8</text:span></text:p>
          </draw:text-box>
        </draw:frame>
        <draw:frame draw:style-name="gr5" draw:text-style-name="P3" draw:layer="layout" svg:width="1.397cm" svg:height="1.062cm" svg:x="21.416cm" svg:y="0.844cm">
          <draw:text-box>
            <text:p>y<text:span text:style-name="T1">1</text:span></text:p>
          </draw:text-box>
        </draw:frame>
        <draw:frame draw:style-name="gr5" draw:text-style-name="P3" draw:layer="layout" svg:width="1.397cm" svg:height="1.062cm" svg:x="21.417cm" svg:y="2.294cm">
          <draw:text-box>
            <text:p>y<text:span text:style-name="T1">2</text:span></text:p>
          </draw:text-box>
        </draw:frame>
        <draw:frame draw:style-name="gr5" draw:text-style-name="P3" draw:layer="layout" svg:width="1.397cm" svg:height="1.062cm" svg:x="21.418cm" svg:y="3.744cm">
          <draw:text-box>
            <text:p>y<text:span text:style-name="T1">3</text:span></text:p>
          </draw:text-box>
        </draw:frame>
        <draw:frame draw:style-name="gr5" draw:text-style-name="P3" draw:layer="layout" svg:width="1.397cm" svg:height="1.062cm" svg:x="21.419cm" svg:y="5.219cm">
          <draw:text-box>
            <text:p>y<text:span text:style-name="T1">4</text:span></text:p>
          </draw:text-box>
        </draw:frame>
        <draw:frame draw:style-name="gr5" draw:text-style-name="P3" draw:layer="layout" svg:width="1.397cm" svg:height="1.062cm" svg:x="21.42cm" svg:y="6.619cm">
          <draw:text-box>
            <text:p>y<text:span text:style-name="T1">5</text:span></text:p>
          </draw:text-box>
        </draw:frame>
        <draw:frame draw:style-name="gr5" draw:text-style-name="P3" draw:layer="layout" svg:width="1.397cm" svg:height="1.062cm" svg:x="21.421cm" svg:y="9.544cm">
          <draw:text-box>
            <text:p>y<text:span text:style-name="T1">6</text:span></text:p>
          </draw:text-box>
        </draw:frame>
        <draw:custom-shape draw:style-name="gr6" draw:text-style-name="P2" draw:layer="layout" svg:width="1.524cm" svg:height="18.542cm" draw:transform="rotate (1.5707963267949) translate (3.796cm 12.898cm)">
          <text:p/>
          <draw:enhanced-geometry svg:viewBox="0 0 21600 21600" draw:glue-points="21600 0 0 10800 21600 21600" draw:text-areas="13800 ?f9 21600 ?f10" draw:type="left-brace" draw:modifiers="1800 10864.649733052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2.736cm" svg:height="1.069cm" svg:x="11.757cm" svg:y="12.972cm">
          <draw:text-box>
            <text:p>LowM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3:18:42.362776419</meta:creation-date>
    <dc:date>2019-03-04T14:24:17.433101185</dc:date>
    <meta:editing-duration>PT24M44S</meta:editing-duration>
    <meta:editing-cycles>1</meta:editing-cycles>
    <meta:document-statistic meta:object-count="21"/>
    <meta:generator>LibreOffice/5.1.6.2$Linux_X86_64 LibreOffice_project/10m0$Build-2</meta:generator>
  </office:meta>
</office:document-meta>
</file>